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1fc9f" officeooo:paragraph-rsid="0001fc9f"/>
    </style:style>
    <style:style style:name="P3" style:family="paragraph" style:parent-style-name="Table_20_Contents">
      <style:text-properties fo:color="#3465a4" loext:opacity="100%" fo:font-size="14pt" fo:font-weight="bold" officeooo:rsid="000a1572" officeooo:paragraph-rsid="000a1572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5" style:family="paragraph" style:parent-style-name="Table_20_Contents">
      <style:text-properties fo:font-style="italic" officeooo:paragraph-rsid="000e5d45" style:font-style-asian="italic" style:font-style-complex="italic"/>
    </style:style>
    <style:style style:name="P6" style:family="paragraph" style:parent-style-name="Table_20_Contents">
      <style:text-properties fo:language="ru" fo:country="RU" officeooo:rsid="0002cbe9" officeooo:paragraph-rsid="0002cbe9"/>
    </style:style>
    <style:style style:name="P7" style:family="paragraph" style:parent-style-name="Table_20_Contents">
      <style:text-properties fo:font-style="italic" officeooo:rsid="000a1572" officeooo:paragraph-rsid="000a1572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language="ru" fo:country="RU" officeooo:rsid="0003eb4a" officeooo:paragraph-rsid="0003eb4a"/>
    </style:style>
    <style:style style:name="P10" style:family="paragraph" style:parent-style-name="Table_20_Contents">
      <style:text-properties officeooo:paragraph-rsid="0003eb4a"/>
    </style:style>
    <style:style style:name="P11" style:family="paragraph" style:parent-style-name="Table_20_Contents">
      <style:text-properties fo:font-style="italic" officeooo:paragraph-rsid="000a1572" style:font-style-asian="italic" style:font-style-complex="italic"/>
    </style:style>
    <style:style style:name="P12" style:family="paragraph" style:parent-style-name="Table_20_Contents">
      <style:text-properties fo:language="ru" fo:country="RU" officeooo:rsid="00054595" officeooo:paragraph-rsid="00054595"/>
    </style:style>
    <style:style style:name="P13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14" style:family="paragraph" style:parent-style-name="Table_20_Contents">
      <style:text-properties fo:language="ru" fo:country="RU" officeooo:rsid="00068aca" officeooo:paragraph-rsid="00068aca"/>
    </style:style>
    <style:style style:name="P15" style:family="paragraph" style:parent-style-name="Table_20_Contents">
      <style:text-properties fo:language="ru" fo:country="RU" officeooo:rsid="00075e36" officeooo:paragraph-rsid="00084f15"/>
    </style:style>
    <style:style style:name="P16" style:family="paragraph" style:parent-style-name="Table_20_Contents">
      <style:text-properties officeooo:paragraph-rsid="000a1cbf"/>
    </style:style>
    <style:style style:name="P17" style:family="paragraph" style:parent-style-name="Table_20_Contents">
      <style:text-properties fo:language="ru" fo:country="RU" officeooo:rsid="00075e36" officeooo:paragraph-rsid="00075e36"/>
    </style:style>
    <style:style style:name="T1" style:family="text">
      <style:text-properties officeooo:rsid="00075e36"/>
    </style:style>
    <style:style style:name="T2" style:family="text">
      <style:text-properties officeooo:rsid="000a1572"/>
    </style:style>
    <style:style style:name="T3" style:family="text">
      <style:text-properties fo:language="en" fo:country="US"/>
    </style:style>
    <style:style style:name="T4" style:family="text">
      <style:text-properties fo:language="ru" fo:country="RU" officeooo:rsid="0003eb4a"/>
    </style:style>
    <style:style style:name="T5" style:family="text">
      <style:text-properties fo:language="en" fo:country="US" officeooo:rsid="0003eb4a"/>
    </style:style>
    <style:style style:name="T6" style:family="text">
      <style:text-properties style:text-underline-style="solid" style:text-underline-width="auto" style:text-underline-color="font-color" officeooo:rsid="000a157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a1cbf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style:text-underline-style="none"/>
    </style:style>
    <style:style style:name="T11" style:family="text">
      <style:text-properties officeooo:rsid="000be13f"/>
    </style:style>
    <style:style style:name="T12" style:family="text">
      <style:text-properties officeooo:rsid="00084f15"/>
    </style:style>
    <style:style style:name="T13" style:family="text">
      <style:text-properties fo:language="en" fo:country="US" officeooo:rsid="00084f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ужно давать лаконичные, <text:span text:style-name="T1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Ф.И.О.</text:p>
          </table:table-cell>
          <table:table-cell table:style-name="Таблица1.B1" office:value-type="string">
            <text:p text:style-name="P3">Терских Константин Николаевич</text:p>
          </table:table-cell>
        </table:table-row>
        <table:table-row>
          <table:table-cell table:style-name="Таблица1.A2" table:number-columns-spanned="2" office:value-type="string">
            <text:p text:style-name="P4">Java</text:p>
          </table:table-cell>
          <table:covered-table-cell/>
        </table:table-row>
        <table:table-row>
          <table:table-cell table:style-name="Таблица1.A3" office:value-type="string">
            <text:p text:style-name="P2">Что такое переопределение метода?</text:p>
          </table:table-cell>
          <table:table-cell table:style-name="Таблица1.A2" office:value-type="string">
            <text:p text:style-name="P5"><text:span text:style-name="T2">З</text:span>амена реализации метода из родительского класса в дочернем классе. </text:p>
            <text:p text:style-name="P5">Позволяет изменить поведение метода для конкретного класса, сохраняя его сигнатуру. </text:p>
            <text:p text:style-name="P5">Используется для реализации полиморфизма.</text:p>
          </table:table-cell>
        </table:table-row>
        <table:table-row>
          <table:table-cell table:style-name="Таблица1.A3" office:value-type="string">
            <text:p text:style-name="P6">Какие бывают виды классов?</text:p>
          </table:table-cell>
          <table:table-cell table:style-name="Таблица1.A2" office:value-type="string">
            <text:p text:style-name="P7">По вложенности:</text:p>
            <text:p text:style-name="P7">обычные (top-level), вложенные (nested), внутренние (inner), локальные (local), анонимные (anonymous).</text:p>
            <text:p text:style-name="P7"/>
            <text:p text:style-name="P7">По назначению:</text:p>
            <text:p text:style-name="P7">абстрактные (abstract), финальные (final), служебные (utility), POJO, DTO, сущности (entities) etc.</text:p>
          </table:table-cell>
        </table:table-row>
        <table:table-row>
          <table:table-cell table:style-name="Таблица1.A3" office:value-type="string">
            <text:p text:style-name="P6">Как и зачем можно использовать модификатор <text:span text:style-name="T3">final?</text:span></text:p>
          </table:table-cell>
          <table:table-cell table:style-name="Таблица1.A2" office:value-type="string">
            <text:p text:style-name="P8">Переменная: <text:span text:style-name="T2">з</text:span>начение нельзя изменить после инициализации.</text:p>
            <text:p text:style-name="P8"/>
            <text:p text:style-name="P8">Метод: <text:span text:style-name="T2">м</text:span>етод нельзя переопределить в дочерних классах.</text:p>
            <text:p text:style-name="P8"/>
            <text:p text:style-name="P8">Класс: <text:span text:style-name="T2">о</text:span>т класса нельзя наследоваться.</text:p>
          </table:table-cell>
        </table:table-row>
        <table:table-row>
          <table:table-cell table:style-name="Таблица1.A3" office:value-type="string">
            <text:p text:style-name="P9">Какие есть варианты использования ключевого слова <text:span text:style-name="T3">try?</text:span></text:p>
          </table:table-cell>
          <table:table-cell table:style-name="Таблица1.A2" office:value-type="string">
            <text:p text:style-name="P8"><text:span text:style-name="T2">t</text:span>ry-catch-finally: <text:s/><text:span text:style-name="T2">д</text:span>ля обработки исключений и гарантированного выполнения кода в finally.</text:p>
            <text:p text:style-name="P8"/>
            <text:p text:style-name="P8">try-with-resources: <text:span text:style-name="T2">а</text:span>втоматически закрывает ресурсы (объекты, реализующие AutoCloseable) после выполнения блока.</text:p>
          </table:table-cell>
        </table:table-row>
        <table:table-row>
          <table:table-cell table:style-name="Таблица1.A3" office:value-type="string">
            <text:p text:style-name="P10"><text:span text:style-name="T4">Какие есть стандартные реализации интерфейса </text:span><text:span text:style-name="T5">List </text:span><text:span text:style-name="T4">и в каких ситуациях их нужно использовать?</text:span></text:p>
          </table:table-cell>
          <table:table-cell table:style-name="Таблица1.A2" office:value-type="string">
            <text:p text:style-name="P11"><text:span text:style-name="T6">A</text:span><text:span text:style-name="T7">rrayList</text:span>: Основан на массиве. Быстрый доступ по индексу, медленная вставка/удаление в середине. <text:s text:c="2"/></text:p>
            <text:p text:style-name="P11"/>
            <text:p text:style-name="P11"><text:span text:style-name="T7">LinkedList</text:span>: Основан на двусвязном списке. Медленный доступ по индексу, быстрая вставка/удаление в начале/середине.</text:p>
            <text:p text:style-name="P11"/>
            <text:p text:style-name="P8"><text:span text:style-name="T7">CopyOnWriteArrayList</text:span>: Потокобезопасный <text:span text:style-name="T2">аналог ArrayList.</text:span></text:p>
          </table:table-cell>
        </table:table-row>
        <table:table-row>
          <table:table-cell table:style-name="Таблица1.A3" office:value-type="string">
            <text:p text:style-name="P12">В чём основная идея стримов из пакета java.util.stream?</text:p>
          </table:table-cell>
          <table:table-cell table:style-name="Таблица1.A2" office:value-type="string">
            <text:p text:style-name="P8">Обработка данных в функциональном стиле без изменения исходных данных. <text:span text:style-name="T2">Л</text:span>аконичный <text:span text:style-name="T8">(при правильном применении)</text:span> <text:span text:style-name="T9">и </text:span><text:span text:style-name="T10">декларативный</text:span> код с возможностью параллельного выполнения.</text:p>
          </table:table-cell>
        </table:table-row>
        <table:table-row>
          <table:table-cell table:style-name="Таблица1.A2" table:number-columns-spanned="2" office:value-type="string">
            <text:p text:style-name="P13">Разное</text:p>
          </table:table-cell>
          <table:covered-table-cell/>
        </table:table-row>
        <table:table-row>
          <table:table-cell table:style-name="Таблица1.A3" office:value-type="string">
            <text:p text:style-name="P9">Каким критериям должна удовлетворять «хорошая» хэш-<text:soft-page-break/>функция?</text:p>
          </table:table-cell>
          <table:table-cell table:style-name="Таблица1.A2" office:value-type="string">
            <text:p text:style-name="P8">Детерминированность: <text:span text:style-name="T11">о</text:span>дин и тот же объект всегда должен давать один и тот же хэш.</text:p>
            <text:p text:style-name="P8"><text:soft-page-break/></text:p>
            <text:p text:style-name="P8"><text:span text:style-name="T7">Равномерность</text:span>: <text:span text:style-name="T11">р</text:span>аспределение хэшей должно быть максимально равномерным, чтобы минимизировать коллизии.</text:p>
            <text:p text:style-name="P8"/>
            <text:p text:style-name="P8"><text:span text:style-name="T7">Эффективность</text:span>: <text:span text:style-name="T11">в</text:span>ычисление должно быть быстрым.</text:p>
            <text:p text:style-name="P8"/>
            <text:p text:style-name="P8"><text:span text:style-name="T7">Лавинный эффект</text:span>: <text:span text:style-name="T11">м</text:span>инимальное изменение входных данных должно значимо сильно менять выходной хэш.</text:p>
          </table:table-cell>
        </table:table-row>
        <table:table-row>
          <table:table-cell table:style-name="Таблица1.A3" office:value-type="string">
            <text:p text:style-name="P14">В чём причина популярности и широкого распространения кодировки <text:span text:style-name="T3">UTF-8?</text:span></text:p>
          </table:table-cell>
          <table:table-cell table:style-name="Таблица1.A2" office:value-type="string">
            <text:p text:style-name="P8">Обратная совместимость с ASCII: <text:span text:style-name="T8">п</text:span>ервые 128 символов полностью совпадают с ASCII, что позволило легко перейти на него <text:span text:style-name="T11">множеству</text:span> существующих систем без изменений.</text:p>
          </table:table-cell>
        </table:table-row>
        <table:table-row>
          <table:table-cell table:style-name="Таблица1.A3" office:value-type="string">
            <text:p text:style-name="P15"><text:span text:style-name="T12">Сравните форматы </text:span><text:span text:style-name="T13">XML </text:span><text:span text:style-name="T12">и </text:span><text:span text:style-name="T13">JSON. </text:span><text:span text:style-name="T12">Когда какой использовать?</text:span></text:p>
          </table:table-cell>
          <table:table-cell table:style-name="Таблица1.A2" office:value-type="string">
            <text:p text:style-name="P16">XML: строгий, многословный, с поддержкой схем XSD, <text:span text:style-name="T8">с пространствами </text:span>имён. </text:p>
            <text:p text:style-name="P16"><text:span text:style-name="T8">С</text:span>ложны<text:span text:style-name="T8">е</text:span> документ<text:span text:style-name="T8">ы</text:span> с <text:span text:style-name="T8">развитой</text:span> структурой (документооборот).</text:p>
            <text:p text:style-name="Table_20_Contents"/>
            <text:p text:style-name="P16">JSON: <text:span text:style-name="T8">л</text:span>егковесный, простой.</text:p>
            <text:p text:style-name="P16"><text:span text:style-name="T8">О</text:span>бмен данными между сервисами (REST API), для <text:span text:style-name="T8">простых </text:span>конфигов.</text:p>
          </table:table-cell>
        </table:table-row>
        <table:table-row>
          <table:table-cell table:style-name="Таблица1.A3" office:value-type="string">
            <text:p text:style-name="P17">Опишите что будет происходить «под капотом» после ввода адреса сайта в браузере и нажатия <text:span text:style-name="T3">Enter?</text:span></text:p>
          </table:table-cell>
          <table:table-cell table:style-name="Таблица1.A2" office:value-type="string">
            <text:p text:style-name="P8"><text:span text:style-name="T8">Запрос </text:span>DNS: IP-адрес сервера по имени сайта <text:span text:style-name="T11">(или сразу прямой запрос соединения, если указан IP вместо имени)</text:span>.</text:p>
            <text:p text:style-name="P8"/>
            <text:p text:style-name="P8"><text:span text:style-name="T8">С</text:span>оединени<text:span text:style-name="T8">е </text:span><text:span text:style-name="T11">по </text:span>TCP с сервером.</text:p>
            <text:p text:style-name="P8"/>
            <text:p text:style-name="P8"><text:span text:style-name="T8">Запрос </text:span>HTTP: <text:span text:style-name="T8">з</text:span>апрос с информацией о том, какую страницу <text:s/>хочет <text:span text:style-name="T8">клиент</text:span>.</text:p>
            <text:p text:style-name="P8"/>
            <text:p text:style-name="P8">Ответ сервера: <text:span text:style-name="T8">о</text:span>браб<text:span text:style-name="T8">отка</text:span> запрос<text:span text:style-name="T8">а</text:span>, ответ HTML, CSS, JS <text:span text:style-name="T8">etc.</text:span></text:p>
            <text:p text:style-name="P8"/>
            <text:p text:style-name="P8">Рендеринг: <text:span text:style-name="T8">б</text:span>раузер получает ответ, <text:span text:style-name="T8">обрабатывает его</text:span> и отрисовывает страницу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0T23:40:51.940000000</meta:creation-date>
    <meta:generator>LibreOffice/25.2.5.2$Linux_X86_64 LibreOffice_project/520$Build-2</meta:generator>
    <dc:date>2025-09-10T10:54:11.512463286</dc:date>
    <meta:editing-duration>PT35M47S</meta:editing-duration>
    <meta:editing-cycles>14</meta:editing-cycles>
    <meta:document-statistic meta:table-count="1" meta:image-count="0" meta:object-count="0" meta:page-count="2" meta:paragraph-count="45" meta:word-count="372" meta:character-count="2978" meta:non-whitespace-character-count="2643"/>
  </office:meta>
</office:document-meta>
</file>